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latFileMarshaler.setColumnSeparatorCode( int columnSeparat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treamWrapp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FlatFileMarshaler.setXmlDeclaration( boolean xmlDecla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ndOfLineIterator.read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FlatFileMarshaler.setColumnNames( String [ ] colum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getDoc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treamWrapper.fillBod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nputStreamWrapper.fillIniti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FlatFileMarshaler.isSkipKnownEmpty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ndOfLineIterator.CustomEndOfLineIterator( InputStream in , String encoding , String lineSepa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FlatFileMarshaler.setLineFormat( int lin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convertColumnContents( int index , String conte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FlatFileMarshaler.isInsertColNu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treamWrapper.fillFoo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FlatFileMarshaler.setColumnExtractor( ColumnExtractor column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InsertColNumbers( boolean insertColNu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convertLines( NormalizedMessage message , InputStream i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InsertColContentInAttribut( boolean insertColContentInAttrib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SkipAnyEmptyCols( boolean skipAnyEmpty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findColumnname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FlatFileMarshaler.convertLinesToString( NormalizedMessage message , InputStream i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InsertLineNumbers( boolean insertLineNu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LineSeparatorCode( int lineSeparat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treamWrapp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readMessage( MessageExchange exchange , NormalizedMessage message , InputStream i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FlatFileMarshaler.setLineSeparator( String lineSepa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FlatFileMarshaler.getColumn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isSkipAnyEmpty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getLine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isInsertColContentInAttrib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HeaderlinesCount( int headerlines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processHeaderLines( StringBuffer buffer , Iterator li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FlatFileMarshaler.setDocElementNamespace( String docElement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treamWrapper.fill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FlatFileMarshaler.setAlwaysEscapeColContents( boolean alwaysEscapeCol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DocElementname( String doc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getColumn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closeQuietly( Reader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FlatFileMarshaler.setColumnElementname( String column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extractColumns( StringBuffer buffer , String lineText , Iterator lin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putStreamWrapper.fill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FlatFileMarshaler.setLineElementname( String line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getHeaderline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ColumnNamesInLineNumber( int columnNamesIn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ColumnSeparator( String column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ndOfLineIterato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StreamWrapper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getDocElemen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ColumnLengths( String [ ] columnLengt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putStreamWrapper.InputStreamWrapper( InputStream in , String path , String out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ustomEndOfLineIterator.has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FlatFileMarshaler.getLine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ndOfLine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FlatFileMarshaler.setInsertRawData( boolean insertRaw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convertHeaderline( StringBuffer buffer , String header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ndOfLin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isAlwaysEscapeCol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getLin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AlwaysStripColContents( boolean alwaysStripCol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convertLinesToStream( NormalizedMessage message , InputStream in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FlatFileMarshaler.getColumnNamesIn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treamWrapper.fillCach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impleFlatFileMarshaler.isXml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SkipKnownEmptyCols( boolean skipKnownEmpty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extractColumnContents( String lineText , Iterator lin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impleFlatFileMarshaler.isAlwaysStripCol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atFileMarshaler.setColumnConverters( List column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